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7-07" calcext:value-type="date">
            <text:p>07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9-05" calcext:value-type="date">
            <text:p>05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10-06" calcext:value-type="date">
            <text:p>06/10/2025</text:p>
          </table:table-cell>
          <table:table-cell table:style-name="ce74" table:formula="of:=[.C15]-[.F1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5])" office:value-type="float" office:value="0" calcext:value-type="float">
            <text:p>-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15:08.4722587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17">00/00/0000</text:date></text:span><text:span text:style-name="MT6"><text:s/>- </text:span><text:span text:style-name="MT6"><text:time style:data-style-name="N2" text:time-value="09:15:08.480541700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15:08.487040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17T09:15:38.152812100</dc:date>
    <dc:language>pt-PT</dc:language>
    <meta:editing-cycles>651</meta:editing-cycles>
    <meta:editing-duration>P3DT14H33M1S</meta:editing-duration>
    <meta:print-date>2022-12-01T16:36:33.088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